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5.558cm" table:align="left"/>
    </style:style>
    <style:style style:name="Tabelle1.A" style:family="table-column">
      <style:table-column-properties style:column-width="4.189cm"/>
    </style:style>
    <style:style style:name="Tabelle1.B" style:family="table-column">
      <style:table-column-properties style:column-width="6.75cm"/>
    </style:style>
    <style:style style:name="Tabelle1.C" style:family="table-column">
      <style:table-column-properties style:column-width="4.618cm"/>
    </style:style>
    <style:style style:name="Tabelle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e1.C1" style:family="table-cell">
      <style:table-cell-properties style:vertical-align="middle" fo:padding="0.049cm" fo:border="0.05pt solid #000000"/>
    </style:style>
    <style:style style:name="Tabelle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1.C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e1.C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tyle="italic" officeooo:rsid="000c4098" officeooo:paragraph-rsid="000c4098" style:font-style-asian="italic" style:font-style-complex="italic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text-properties fo:font-style="italic" officeooo:rsid="000d562a" officeooo:paragraph-rsid="000d562a" style:font-style-asian="italic" style:font-style-complex="italic"/>
    </style:style>
    <style:style style:name="P4" style:family="paragraph" style:parent-style-name="Table_20_Heading">
      <style:paragraph-properties fo:margin-top="0cm" fo:margin-bottom="0.499cm" style:contextual-spacing="false"/>
    </style:style>
    <style:style style:name="P5" style:family="paragraph" style:parent-style-name="Text_20_body">
      <style:text-properties officeooo:paragraph-rsid="000d562a"/>
    </style:style>
    <style:style style:name="P6" style:family="paragraph" style:parent-style-name="Heading_20_2">
      <style:text-properties officeooo:rsid="000c4098" officeooo:paragraph-rsid="000c4098"/>
    </style:style>
    <style:style style:name="P7" style:family="paragraph" style:parent-style-name="Heading_20_2">
      <style:text-properties officeooo:rsid="000d562a" officeooo:paragraph-rsid="000d562a"/>
    </style:style>
    <style:style style:name="P8" style:family="paragraph" style:parent-style-name="Table_20_Contents">
      <style:text-properties fo:font-style="italic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fo:font-weight="bold"/>
    </style:style>
    <style:style style:name="T2" style:family="text">
      <style:text-properties style:font-name="Courier New"/>
    </style:style>
    <style:style style:name="T3" style:family="text">
      <style:text-properties style:font-name="Courier New" fo:font-weight="bold"/>
    </style:style>
    <style:style style:name="T4" style:family="text">
      <style:text-properties style:font-name="Courier New" fo:language="zxx" fo:country="none" fo:font-weight="bold" style:language-asian="zxx" style:country-asian="none" style:language-complex="zxx" style:country-complex="none"/>
    </style:style>
    <style:style style:name="T5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6" style:family="text">
      <style:text-properties fo:font-style="itali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2">GossipServer</text:h>
      <text:p text:style-name="Text_20_body">Der <text:span text:style-name="T2">GossipServer </text:span>soll dazu dienen, Tratsch (=Gossip) zu speichern und weiter zu verbreiten. Es gelten die folgenden Anforderungen: Gossip schreiben: </text:p>
      <text:list xml:id="list2357155086" text:style-name="L1">
        <text:list-item>
          <text:p text:style-name="P10"><text:span text:style-name="T1">Gossip schreiben:</text:span> Man kann die Verbindung zum <text:span text:style-name="Source_20_Text"><text:span text:style-name="T4">GossipServer</text:span></text:span><text:span text:style-name="T2"> </text:span>herstellen und (anonym!) eine neue Nachricht hinterlassen. Die wird als Text mit Datum/Uhrzeit gespeichert. Es werden nur Nachrichten in SMS-Länge akzeptiert. Dafür soll auf der Client-Seite eine Klasse <text:span text:style-name="Source_20_Text"><text:span text:style-name="T3">GossipClient</text:span></text:span><text:span text:style-name="T2"> </text:span>entwickelt werden. </text:p>
        </text:list-item>
        <text:list-item>
          <text:p text:style-name="P10"><text:span text:style-name="T1">Gossip abonnieren:</text:span> Mithilfe eines geeigneten Befehls kann man den Gossip abonnieren. Der GossipServer schickt dem Client dann jede neu eintreffende Nachricht. Das soll auf der Client-Seite die Klasse <text:span text:style-name="Source_20_Text"><text:span text:style-name="T4">GossipTicker</text:span></text:span> erledigen. </text:p>
        </text:list-item>
        <text:list-item>
          <text:p text:style-name="P10"><text:span text:style-name="T1">Gossip-Archiv lesen:</text:span> Man kann alle Nachrichten eines Zeitraums vom GossipServer abrufen, indem man einen geeigneten Befehl an den <text:span text:style-name="T2">GossipServer </text:span>schickt und dabei das Anfangs- und das Enddatum angibt. Der <text:span text:style-name="T2">GossipServer </text:span>schickt dann alle Nachrichten aus diesem Zeitraum mit Datum zurück. Dies erledigt auf der Client-Seite die Klasse <text:span text:style-name="Source_20_Text"><text:span text:style-name="T4">GossipClient.</text:span></text:span> </text:p>
        </text:list-item>
        <text:list-item>
          <text:p text:style-name="P10"><text:span text:style-name="T1">Abmelden:</text:span> Mithilfe eines geeigneten Befehls kann man die Verbindung zum <text:span text:style-name="T2">GossipServer </text:span>trennen. </text:p>
        </text:list-item>
        <text:list-item>
          <text:p text:style-name="P9"><text:span text:style-name="T1">Gossip speichern und die Abonnentenliste verwalten:</text:span> Der <text:span text:style-name="Source_20_Text"><text:span text:style-name="T2">G</text:span></text:span><text:span text:style-name="Source_20_Text"><text:span text:style-name="T5">o</text:span></text:span><text:span text:style-name="Source_20_Text"><text:span text:style-name="T2">ssipServer</text:span></text:span><text:span text:style-name="T2"> </text:span>speichert die Nachrichten und die Abonnenten in Listen und reagiert auf die o.g. Anforderungen des <text:span text:style-name="Source_20_Text"><text:span text:style-name="T2">GossipClient</text:span></text:span><text:span text:style-name="T2"> </text:span>und des <text:span text:style-name="Source_20_Text"><text:span text:style-name="T2">GossipTicker</text:span></text:span>. </text:p>
        </text:list-item>
      </text:list>
      <text:h text:style-name="P7" text:outline-level="2">Protokoll (unvollständig)</text:h>
      <text:p text:style-name="P5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leLine1747087054416">
          <table:table-cell table:style-name="Tabelle1.A1" office:value-type="string">
            <text:p text:style-name="Table_20_Heading">Client sendet </text:p>
          </table:table-cell>
          <table:table-cell table:style-name="Tabelle1.A1" office:value-type="string">
            <text:p text:style-name="Table_20_Heading">Server antwortet<text:line-break/>(einem Client) </text:p>
          </table:table-cell>
          <table:table-cell table:style-name="Tabelle1.C1" office:value-type="string">
            <text:p text:style-name="P4">Server an alle </text:p>
          </table:table-cell>
        </table:table-row>
        <table:table-row table:style-name="TableLine1747087045712">
          <table:table-cell table:style-name="Tabelle1.A2" office:value-type="string">
            <text:p text:style-name="Table_20_Contents"><text:span text:style-name="T6">Client meldet sich an</text:span> </text:p>
          </table:table-cell>
          <table:table-cell table:style-name="Tabelle1.A2" office:value-type="string">
            <text:p text:style-name="Table_20_Contents">+OK Willkommen beim GossipServer </text:p>
          </table:table-cell>
          <table:table-cell table:style-name="Tabelle1.C2" office:value-type="string">
            <text:p text:style-name="P2"/>
          </table:table-cell>
        </table:table-row>
        <table:table-row table:style-name="TableLine1747087059040">
          <table:table-cell table:style-name="Tabelle1.A2" office:value-type="string">
            <text:p text:style-name="Table_20_Contents"><text:span text:style-name="T6">Gossip schreiben:</text:span><text:line-break/>NEU &lt;nachricht&gt; </text:p>
          </table:table-cell>
          <table:table-cell table:style-name="Tabelle1.A2" office:value-type="string">
            <text:p text:style-name="Table_20_Contents">+OK Nachricht akzeptiert<text:line-break/><text:line-break/>-ERR Nachricht zu lang </text:p>
          </table:table-cell>
          <table:table-cell table:style-name="Tabelle1.C3" office:value-type="string">
            <text:p text:style-name="Table_20_Contents"><text:span text:style-name="T6">an alle Abonennten:</text:span><text:line-break/>NEU &lt;zeit&gt;--&lt;nachricht&gt;<text:line-break/>--- </text:p>
          </table:table-cell>
        </table:table-row>
        <table:table-row table:style-name="TableLine1747087055776">
          <table:table-cell table:style-name="Tabelle1.A2" office:value-type="string">
            <text:p text:style-name="P3">Abonnieren:</text:p>
            <text:p text:style-name="Table_20_Contents"/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3" office:value-type="string">
            <text:p text:style-name="Table_20_Contents"/>
          </table:table-cell>
        </table:table-row>
        <table:table-row table:style-name="TableLine1747087044896">
          <table:table-cell table:style-name="Tabelle1.A2" office:value-type="string">
            <text:p text:style-name="P3">Archiv lesen: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3" office:value-type="string">
            <text:p text:style-name="Table_20_Contents"/>
          </table:table-cell>
        </table:table-row>
        <table:table-row table:style-name="TableLine1747087055232">
          <table:table-cell table:style-name="Tabelle1.A2" office:value-type="string">
            <text:p text:style-name="P3">Abmelden:</text:p>
            <text:p text:style-name="Table_20_Contents"/>
            <text:p text:style-name="Table_20_Contents"/>
          </table:table-cell>
          <table:table-cell table:style-name="Tabelle1.A2" office:value-type="string">
            <text:p text:style-name="P8"/>
          </table:table-cell>
          <table:table-cell table:style-name="Tabelle1.C3" office:value-type="string">
            <text:p text:style-name="Table_20_Contents"/>
          </table:table-cell>
        </table:table-row>
        <table:table-row table:style-name="TableLine1747087050608">
          <table:table-cell table:style-name="Tabelle1.A2" office:value-type="string">
            <text:p text:style-name="Table_20_Contents"><text:span text:style-name="T6">&lt;unbekannter Befehl&gt;</text:span> </text:p>
          </table:table-cell>
          <table:table-cell table:style-name="Tabelle1.A2" office:value-type="string">
            <text:p text:style-name="Table_20_Contents">-ERR unbekannter Befehl </text:p>
          </table:table-cell>
          <table:table-cell table:style-name="Tabelle1.C3" office:value-type="string">
            <text:p text:style-name="Table_20_Contents">--- </text:p>
          </table:table-cell>
        </table:table-row>
        <table:table-row table:style-name="TableLine1747087053600">
          <table:table-cell table:style-name="Tabelle1.A2" office:value-type="string">
            <text:p text:style-name="Table_20_Contents"><text:span text:style-name="T6">&lt;Parameter fehlt&gt;</text:span> </text:p>
          </table:table-cell>
          <table:table-cell table:style-name="Tabelle1.A2" office:value-type="string">
            <text:p text:style-name="Table_20_Contents">-ERR Parameter fehlt </text:p>
          </table:table-cell>
          <table:table-cell table:style-name="Tabelle1.C3" office:value-type="string">
            <text:p text:style-name="Table_20_Contents">--- 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0c4098" officeooo:paragraph-rsid="000c4098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formatik Q2 LK<text:tab/>Wiederholung Abi: Netzwerkprogrammierung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7M39S</meta:editing-duration>
    <meta:editing-cycles>5</meta:editing-cycles>
    <meta:generator>LibreOffice/7.1.5.2$Windows_X86_64 LibreOffice_project/85f04e9f809797b8199d13c421bd8a2b025d52b5</meta:generator>
    <dc:date>2025-08-19T16:52:23.491000000</dc:date>
    <meta:document-statistic meta:table-count="1" meta:image-count="0" meta:object-count="0" meta:page-count="1" meta:paragraph-count="26" meta:word-count="241" meta:character-count="1780" meta:non-whitespace-character-count="1549"/>
    <meta:user-defined meta:name="Info 1"/>
    <meta:user-defined meta:name="Info 2"/>
    <meta:user-defined meta:name="Info 3"/>
    <meta:user-defined meta:name="Info 4"/>
  </office:meta>
</office:document-meta>
</file>